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8.505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2.A" style:family="table-column">
      <style:table-column-properties style:column-width="6.996cm"/>
    </style:style>
    <style:style style:name="Tabla2.B" style:family="table-column">
      <style:table-column-properties style:column-width="4.101cm"/>
    </style:style>
    <style:style style:name="Tabla2.C" style:family="table-column">
      <style:table-column-properties style:column-width="7.408cm"/>
    </style:style>
    <style:style style:name="Tabla2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a2.C1" style:family="table-cell">
      <style:table-cell-properties fo:padding="0.097cm" fo:border="0.75pt solid #000000"/>
    </style:style>
    <style:style style:name="Tabla2.A2" style:family="table-cell">
      <style:table-cell-properties fo:padding="0.097cm" fo:border="none"/>
    </style:style>
    <style:style style:name="Tabla2.A3" style:family="table-cell">
      <style:table-cell-properties fo:padding="0.097cm" fo:border-left="0.25pt solid #000000" fo:border-right="none" fo:border-top="0.25pt solid #000000" fo:border-bottom="0.25pt solid #000000"/>
    </style:style>
    <style:style style:name="Tabla2.C3" style:family="table-cell">
      <style:table-cell-properties fo:padding="0.097cm" fo:border="0.25pt solid #000000"/>
    </style:style>
    <style:style style:name="Tabla3" style:family="table">
      <style:table-properties style:width="18.5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6.996cm"/>
    </style:style>
    <style:style style:name="Tabla3.B" style:family="table-column">
      <style:table-column-properties style:column-width="4.101cm"/>
    </style:style>
    <style:style style:name="Tabla3.C" style:family="table-column">
      <style:table-column-properties style:column-width="7.408cm"/>
    </style:style>
    <style:style style:name="Tabla3.A1" style:family="table-cell">
      <style:table-cell-properties fo:padding="0.097cm" fo:border-left="0.75pt solid #000000" fo:border-right="none" fo:border-top="0.75pt solid #000000" fo:border-bottom="none"/>
    </style:style>
    <style:style style:name="Tabla3.C1" style:family="table-cell">
      <style:table-cell-properties fo:padding="0.097cm" fo:border-left="0.75pt solid #000000" fo:border-right="0.75pt solid #000000" fo:border-top="0.75pt solid #000000" fo:border-bottom="none"/>
    </style:style>
    <style:style style:name="Tabla3.A2" style:family="table-cell">
      <style:table-cell-properties fo:padding="0.097cm" fo:border="none"/>
    </style:style>
    <style:style style:name="Tabla3.A3" style:family="table-cell">
      <style:table-cell-properties fo:padding="0.097cm" fo:border-left="0.25pt solid #000000" fo:border-right="none" fo:border-top="0.25pt solid #000000" fo:border-bottom="0.25pt solid #000000"/>
    </style:style>
    <style:style style:name="Tabla3.C3" style:family="table-cell">
      <style:table-cell-properties fo:padding="0.097cm" fo:border="0.25pt solid #000000"/>
    </style:style>
    <style:style style:name="Tabla4" style:family="table">
      <style:table-properties style:width="18.5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9.095cm"/>
    </style:style>
    <style:style style:name="Tabla4.B" style:family="table-column">
      <style:table-column-properties style:column-width="9.41cm"/>
    </style:style>
    <style:style style:name="Tabla4.A1" style:family="table-cell">
      <style:table-cell-properties fo:padding="0.097cm" fo:border-left="0.75pt solid #000000" fo:border-right="none" fo:border-top="0.75pt solid #000000" fo:border-bottom="none"/>
    </style:style>
    <style:style style:name="Tabla4.B1" style:family="table-cell">
      <style:table-cell-properties fo:padding="0.097cm" fo:border-left="0.75pt solid #000000" fo:border-right="0.75pt solid #000000" fo:border-top="0.75pt solid #000000" fo:border-bottom="none"/>
    </style:style>
    <style:style style:name="Tabla4.A2" style:family="table-cell">
      <style:table-cell-properties fo:padding="0.097cm" fo:border="none"/>
    </style:style>
    <style:style style:name="Tabla4.A3" style:family="table-cell">
      <style:table-cell-properties fo:padding="0.097cm" fo:border-left="0.25pt solid #000000" fo:border-right="none" fo:border-top="0.25pt solid #000000" fo:border-bottom="0.25pt solid #000000"/>
    </style:style>
    <style:style style:name="Tabla4.B3" style:family="table-cell">
      <style:table-cell-properties fo:padding="0.097cm" fo:border="0.2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style:vertical-align="middle"/>
    </style:style>
    <style:style style:name="signatures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signatures.A" style:family="table-column">
      <style:table-column-properties style:column-width="12.541cm" style:rel-column-width="43256*"/>
    </style:style>
    <style:style style:name="signatures.B" style:family="table-column">
      <style:table-column-properties style:column-width="6.459cm" style:rel-column-width="22279*"/>
    </style:style>
    <style:style style:name="signatures.A1" style:family="table-cell">
      <style:table-cell-properties style:vertical-align="middle"/>
    </style:style>
    <style:style style:name="signatures.2" style:family="table-row">
      <style:table-row-properties fo:background-color="transparent" fo:keep-together="auto">
        <style:background-image/>
      </style:table-row-properties>
    </style:style>
    <style:style style:name="signatures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paragraph-properties fo:text-align="end" style:justify-single-word="false"/>
      <style:text-properties style:font-name="Liberation Sans"/>
    </style:style>
    <style:style style:name="P3" style:family="paragraph" style:parent-style-name="Table_20_Contents">
      <style:text-properties style:font-name="Liberation Sans" fo:font-size="10pt" officeooo:paragraph-rsid="0090ef6f" style:font-size-asian="10pt" style:font-size-complex="10pt"/>
    </style:style>
    <style:style style:name="P4" style:family="paragraph" style:parent-style-name="Table_20_Contents">
      <style:text-properties style:font-name="Liberation Sans" fo:font-size="10pt" officeooo:paragraph-rsid="00976dfe" style:font-size-asian="10pt" style:font-size-complex="10pt"/>
    </style:style>
    <style:style style:name="P5" style:family="paragraph" style:parent-style-name="Table_20_Contents">
      <style:text-properties style:font-name="Liberation Sans" fo:font-size="10pt" officeooo:paragraph-rsid="0091ea5c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0pt" fo:language="zxx" fo:country="none" fo:font-weight="bold" officeooo:rsid="007c2e5a" officeooo:paragraph-rsid="00c3a5b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7pt" officeooo:paragraph-rsid="0090ef6f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7pt" officeooo:paragraph-rsid="0091ea5c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7pt" officeooo:paragraph-rsid="0095ec1c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officeooo:paragraph-rsid="00976dfe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8pt" fo:language="zxx" fo:country="none" fo:font-weight="bold" officeooo:rsid="00418ed6" officeooo:paragraph-rsid="0095096f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95096f" officeooo:paragraph-rsid="0095096f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fo:font-weight="bold" officeooo:rsid="00976dfe" officeooo:paragraph-rsid="00976dfe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Liberation Sans" fo:font-size="8pt" fo:font-weight="bold" officeooo:rsid="009526d2" officeooo:paragraph-rsid="009526d2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Liberation Sans" fo:font-size="8pt" fo:font-weight="bold" officeooo:rsid="00c41f7e" officeooo:paragraph-rsid="00c41f7e" style:font-size-asian="8pt" style:font-weight-asian="bold" style:font-size-complex="8pt" style:font-weight-complex="bold"/>
    </style:style>
    <style:style style:name="P16" style:family="paragraph" style:parent-style-name="Header">
      <style:text-properties style:font-name="Liberation Sans"/>
    </style:style>
    <style:style style:name="P17" style:family="paragraph" style:parent-style-name="Footer">
      <style:paragraph-properties fo:text-align="end" style:justify-single-word="false"/>
      <style:text-properties style:font-name="Liberation Sans" fo:font-size="9pt" officeooo:rsid="001cbd64" officeooo:paragraph-rsid="003114dd" style:font-size-asian="9pt" style:font-size-complex="9pt"/>
    </style:style>
    <style:style style:name="P18" style:family="paragraph" style:parent-style-name="Standard">
      <style:text-properties style:font-name="Liberation Sans" fo:font-size="12pt" fo:language="zxx" fo:country="none" fo:font-weight="bold" officeooo:rsid="007c2e5a" officeooo:paragraph-rsid="007c2e5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style:font-name="Liberation Sans" fo:font-size="12pt" fo:language="zxx" fo:country="none" fo:font-weight="bold" officeooo:rsid="008ad744" officeooo:paragraph-rsid="008ad74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text-properties style:font-name="Liberation Sans" fo:font-size="12pt" fo:language="zxx" fo:country="none" fo:font-weight="normal" officeooo:rsid="00451303" officeooo:paragraph-rsid="00540d6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font-name="Liberation Sans" fo:font-size="10pt" fo:language="zxx" fo:country="none" fo:font-weight="normal" officeooo:rsid="0044171c" officeooo:paragraph-rsid="00540d6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text-properties style:font-name="Liberation Sans" fo:font-size="10pt" fo:language="zxx" fo:country="none" fo:font-weight="normal" officeooo:rsid="007b1f1d" officeooo:paragraph-rsid="007e153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style:text-properties style:font-name="Liberation Sans" fo:font-size="10pt" fo:language="zxx" fo:country="none" fo:font-weight="bold" officeooo:rsid="00451303" officeooo:paragraph-rsid="00bc71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Liberation Sans" fo:font-size="10pt" fo:language="zxx" fo:country="none" fo:font-weight="bold" officeooo:rsid="007b1f1d" officeooo:paragraph-rsid="00b34b2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Liberation Sans" fo:font-size="10pt" fo:language="zxx" fo:country="none" fo:font-weight="bold" officeooo:rsid="007b1f1d" officeooo:paragraph-rsid="0082605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>
      <style:text-properties style:font-name="Liberation Sans" fo:font-size="10pt" fo:language="zxx" fo:country="none" fo:font-weight="bold" officeooo:rsid="007b1f1d" officeooo:paragraph-rsid="00b3f4b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>
      <style:text-properties style:font-name="Liberation Sans" fo:font-size="10pt" fo:language="zxx" fo:country="none" fo:font-weight="bold" officeooo:rsid="007b1f1d" officeooo:paragraph-rsid="00bd3e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>
      <style:text-properties style:font-name="Liberation Sans" fo:font-size="10pt" fo:language="zxx" fo:country="none" fo:font-weight="bold" officeooo:rsid="008ad744" officeooo:paragraph-rsid="008fb2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style:text-properties style:font-name="Liberation Sans" fo:font-size="10pt" fo:language="zxx" fo:country="none" fo:font-weight="bold" officeooo:rsid="007c2e5a" officeooo:paragraph-rsid="007c2e5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Standard">
      <style:text-properties style:font-name="Liberation Sans" fo:font-size="10pt" fo:language="zxx" fo:country="none" fo:font-weight="bold" officeooo:rsid="007c2e5a" officeooo:paragraph-rsid="008fb2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Standard">
      <style:text-properties style:font-name="Liberation Sans" fo:font-size="10pt" fo:language="zxx" fo:country="none" fo:font-weight="bold" officeooo:rsid="007c2e5a" officeooo:paragraph-rsid="0090ef6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>
      <style:text-properties style:font-name="Liberation Sans" fo:font-size="10pt" fo:language="zxx" fo:country="none" fo:font-weight="bold" officeooo:rsid="007c2e5a" officeooo:paragraph-rsid="00976d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Standard">
      <style:text-properties style:font-name="Liberation Sans" fo:font-size="10pt" fo:language="zxx" fo:country="none" fo:font-weight="bold" officeooo:rsid="00bf2d87" officeooo:paragraph-rsid="00bf2d8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Standard">
      <style:text-properties style:font-name="Liberation Sans" fo:font-size="10pt" fo:language="zxx" fo:country="none" fo:font-weight="bold" officeooo:rsid="00c018d9" officeooo:paragraph-rsid="00c018d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Standard">
      <style:text-properties style:font-name="Liberation Sans" fo:font-size="10pt" fo:language="zxx" fo:country="none" officeooo:rsid="007c2e5a" officeooo:paragraph-rsid="007c2e5a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8pt" fo:language="zxx" fo:country="none" fo:font-weight="bold" officeooo:rsid="004f10a5" officeooo:paragraph-rsid="00976dfe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8pt" fo:language="zxx" fo:country="none" fo:font-weight="bold" officeooo:rsid="004f10a5" officeooo:paragraph-rsid="0095096f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8pt" fo:language="zxx" fo:country="none" fo:font-weight="bold" officeooo:rsid="004f10a5" officeooo:paragraph-rsid="009526d2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9" style:family="paragraph" style:parent-style-name="Standard">
      <style:paragraph-properties fo:margin-left="0.499cm" fo:margin-right="0cm" fo:text-indent="0cm" style:auto-text-indent="false"/>
      <style:text-properties style:font-name="Liberation Sans" fo:font-size="10pt" fo:language="zxx" fo:country="none" fo:font-weight="normal" officeooo:rsid="0044171c" officeooo:paragraph-rsid="007c2e5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left="0.499cm" fo:margin-right="0cm" fo:text-indent="0cm" style:auto-text-indent="false"/>
      <style:text-properties style:font-name="Liberation Sans" fo:font-size="10pt" fo:language="zxx" fo:country="none" fo:font-weight="normal" officeooo:rsid="0044171c" officeooo:paragraph-rsid="00ba3f2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left="0.499cm" fo:margin-right="0cm" fo:text-indent="0cm" style:auto-text-indent="false"/>
      <style:text-properties style:font-name="Liberation Sans" fo:font-size="10pt" fo:language="zxx" fo:country="none" fo:font-weight="normal" officeooo:rsid="0044171c" officeooo:paragraph-rsid="00bbdf7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left="0.499cm" fo:margin-right="0cm" fo:text-indent="0cm" style:auto-text-indent="false"/>
      <style:text-properties style:font-name="Liberation Sans" fo:font-size="10pt" fo:language="zxx" fo:country="none" fo:font-weight="bold" officeooo:rsid="00451303" officeooo:paragraph-rsid="007c2e5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Standard">
      <style:paragraph-properties fo:margin-left="0.499cm" fo:margin-right="0cm" fo:text-indent="0cm" style:auto-text-indent="false"/>
      <style:text-properties style:font-name="Liberation Sans" fo:font-size="8pt" fo:language="zxx" fo:country="none" fo:font-weight="normal" officeooo:rsid="0044171c" officeooo:paragraph-rsid="00a6a64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44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Sans" fo:font-size="8pt" fo:language="zxx" fo:country="none" fo:font-weight="normal" officeooo:rsid="0044171c" officeooo:paragraph-rsid="00a6a647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45" style:family="paragraph" style:parent-style-name="Standard" style:master-page-name="">
      <style:paragraph-properties fo:margin-left="0.499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7c2e5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6" style:family="paragraph" style:parent-style-name="Standard" style:master-page-name="">
      <style:paragraph-properties fo:margin-left="0.499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8260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7" style:family="paragraph" style:parent-style-name="Standard" style:master-page-name="">
      <style:paragraph-properties fo:margin-left="0.499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ba3f2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Standard" style:master-page-name="">
      <style:paragraph-properties fo:margin-left="0.499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b9070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fo:language="zxx" fo:country="none" officeooo:rsid="0050d7cc" officeooo:paragraph-rsid="00574eb6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fo:language="zxx" fo:country="none" officeooo:rsid="0057c7ca" officeooo:paragraph-rsid="00574eb6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fo:language="zxx" fo:country="none" officeooo:rsid="0057c7ca" officeooo:paragraph-rsid="0057c7ca" style:font-size-asian="10pt" style:language-asian="zxx" style:country-asian="none" style:font-size-complex="10pt" style:language-complex="zxx" style:country-complex="none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0pt" fo:language="zxx" fo:country="none" officeooo:rsid="0044171c" officeooo:paragraph-rsid="00557747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0pt" fo:language="zxx" fo:country="none" officeooo:paragraph-rsid="0045c7de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0pt" fo:language="zxx" fo:country="none" fo:font-weight="bold" officeooo:rsid="007ed1bb" officeooo:paragraph-rsid="00ac35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0pt" fo:language="zxx" fo:country="none" fo:font-weight="bold" officeooo:rsid="007ed1bb" officeooo:paragraph-rsid="00b3f4b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0pt" fo:language="zxx" fo:country="none" fo:font-weight="bold" officeooo:rsid="007c2e5a" officeooo:paragraph-rsid="00bbdf7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0pt" fo:language="zxx" fo:country="none" fo:font-weight="normal" officeooo:rsid="0044171c" officeooo:paragraph-rsid="00b34b2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0pt" fo:language="zxx" fo:country="none" fo:font-weight="normal" officeooo:rsid="0044171c" officeooo:paragraph-rsid="00c112a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0pt" fo:language="zxx" fo:country="none" fo:font-weight="normal" officeooo:rsid="0044171c" officeooo:paragraph-rsid="00c2f18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style:font-name="Liberation Sans" fo:font-size="10pt" officeooo:rsid="005039df" officeooo:paragraph-rsid="00557747" style:font-size-asian="10pt" style:font-size-complex="10pt"/>
    </style:style>
    <style:style style:name="P61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b34b2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c112a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3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b3f4b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4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8260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5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Liberation Sans" fo:font-size="10pt" fo:language="zxx" fo:country="none" fo:font-weight="normal" officeooo:rsid="0044171c" officeooo:paragraph-rsid="00c2f18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6" style:family="paragraph" style:parent-style-name="Text_20_body" style:master-page-name="">
      <style:paragraph-properties fo:margin-left="0cm" fo:margin-right="0cm" fo:text-indent="0cm" style:auto-text-indent="false" style:page-number="auto"/>
      <style:text-properties style:font-name="Liberation Sans" fo:font-size="10pt" fo:language="zxx" fo:country="none" fo:font-weight="normal" officeooo:rsid="007b1f1d" officeooo:paragraph-rsid="00c2f18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7" style:family="paragraph" style:parent-style-name="Text_20_body">
      <style:text-properties style:font-name="Liberation Sans" fo:font-size="10pt" fo:language="zxx" fo:country="none" fo:font-weight="normal" officeooo:rsid="0044171c" officeooo:paragraph-rsid="009abb9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8" style:family="paragraph" style:parent-style-name="Text_20_body">
      <style:text-properties style:font-name="Liberation Sans" fo:font-size="10pt" fo:language="zxx" fo:country="none" fo:font-weight="normal" officeooo:rsid="007b1f1d" officeooo:paragraph-rsid="009d9f1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9" style:family="paragraph" style:parent-style-name="Text_20_body">
      <style:text-properties style:font-name="Liberation Sans" fo:font-size="10pt" fo:language="zxx" fo:country="none" fo:font-weight="normal" officeooo:rsid="00451303" officeooo:paragraph-rsid="00c2f18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0" style:family="paragraph" style:parent-style-name="Text_20_body">
      <style:text-properties style:font-name="Liberation Sans" fo:font-size="10pt" fo:language="zxx" fo:country="none" fo:font-weight="normal" officeooo:rsid="00451303" officeooo:paragraph-rsid="009d9f1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10pt" fo:language="zxx" fo:country="none" fo:font-weight="normal" officeooo:rsid="007c2e5a" officeooo:paragraph-rsid="00c3a5b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2" style:family="paragraph" style:parent-style-name="Table_20_Contents" style:master-page-name="Standard">
      <style:paragraph-properties fo:margin-top="0cm" fo:margin-bottom="1cm" loext:contextual-spacing="false" fo:text-align="center" style:justify-single-word="false" style:page-number="auto" fo:break-before="auto" fo:break-after="auto"/>
      <style:text-properties style:font-name="Liberation Sans" fo:font-size="14pt" fo:language="zxx" fo:country="none" fo:font-weight="bold" officeooo:rsid="007b1f1d" officeooo:paragraph-rsid="007b1f1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7b1f1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ad744" style:font-weight-asian="normal" style:font-weight-complex="normal"/>
    </style:style>
    <style:style style:name="T4" style:family="text">
      <style:text-properties fo:font-weight="normal" officeooo:rsid="0044171c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officeooo:rsid="00bc7122"/>
    </style:style>
    <style:style style:name="T8" style:family="text">
      <style:text-properties officeooo:rsid="00bd3e4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Report: <text:span text:style-name="T5">Environmental Sampling</text:span></text:p>
      <text:p text:style-name="P23"><text:span text:style-name="T7">Date:</text:span> <text:span text:style-name="T2"><text:s/></text:span><text:span text:style-name="T2"><text:placeholder text:placeholder-type="text">&lt;format_date(date, user.language) if date else ''&gt;</text:placeholder></text:span></text:p>
      <text:p text:style-name="P20"/>
      <text:p text:style-name="P23"><text:span text:style-name="T7">Applicant:</text:span><text:span text:style-name="T2"> </text:span><text:span text:style-name="T2"><text:placeholder text:placeholder-type="text">&lt;client.full_name&gt;</text:placeholder></text:span></text:p>
      <text:p text:style-name="P21"/>
      <text:p text:style-name="P67"><text:placeholder text:placeholder-type="text">&lt;if test="client"&gt;</text:placeholder></text:p>
      <text:p text:style-name="P54">Address: <text:span text:style-name="T4"><text:placeholder text:placeholder-type="text">&lt;client.address_get().full_address&gt;</text:placeholder></text:span></text:p>
      <text:p text:style-name="P67"><text:placeholder text:placeholder-type="text">&lt;/if&gt;</text:placeholder></text:p>
      <text:p text:style-name="P67"/>
      <text:p text:style-name="P61"><text:placeholder text:placeholder-type="text">&lt;if test="contact_results"&gt;</text:placeholder></text:p>
      <text:p text:style-name="P24">Contact: <text:span text:style-name="T4"><text:placeholder text:placeholder-type="text">&lt;contact_results&gt;</text:placeholder></text:span></text:p>
      <text:p text:style-name="P57"><text:placeholder text:placeholder-type="text">&lt;/if&gt;</text:placeholder></text:p>
      <text:p text:style-name="P46"/>
      <text:p text:style-name="P66"><text:placeholder text:placeholder-type="text">&lt;if test="invoice_party"&gt;</text:placeholder></text:p>
      <text:p text:style-name="P27"><text:span text:style-name="T8">Customer:</text:span> <text:span text:style-name="T2"><text:placeholder text:placeholder-type="text">&lt;invoice_party.rec_name&gt;</text:placeholder></text:span></text:p>
      <text:p text:style-name="P69"><text:placeholder text:placeholder-type="text">&lt;/if&gt;</text:placeholder></text:p>
      <text:p text:style-name="P69"/>
      <text:p text:style-name="P68"><text:placeholder text:placeholder-type="text">&lt;if test="invoice_party"&gt;</text:placeholder></text:p>
      <text:p text:style-name="P55">Address: <text:span text:style-name="T6"><text:placeholder text:placeholder-type="text">&lt;invoice_party.address_get().full_address&gt;</text:placeholder></text:span></text:p>
      <text:p text:style-name="P70"><text:placeholder text:placeholder-type="text">&lt;/if&gt;</text:placeholder></text:p>
      <text:p text:style-name="P22"/>
      <text:p text:style-name="P63"><text:placeholder text:placeholder-type="text">&lt;if test="contact_invoice"&gt;</text:placeholder></text:p>
      <text:p text:style-name="P26">Contact: <text:span text:style-name="T4"><text:placeholder text:placeholder-type="text">&lt;contact_invoice&gt;</text:placeholder></text:span></text:p>
      <text:p text:style-name="P64"><text:placeholder text:placeholder-type="text">&lt;/if&gt;</text:placeholder></text:p>
      <text:p text:style-name="P25"/>
      <text:p text:style-name="P28">Description: <text:s/><text:span text:style-name="T2"><text:placeholder text:placeholder-type="text">&lt;description&gt;</text:placeholder></text:span></text:p>
      <text:p text:style-name="P19"/>
      <text:p text:style-name="P33">Numbers of chain of custody:</text:p>
      <text:p text:style-name="P6"><text:s/><text:span text:style-name="T2"><text:placeholder text:placeholder-type="text">&lt;code&gt;</text:placeholder></text:span></text:p>
      <text:p text:style-name="P71"/>
      <text:p text:style-name="P29">Weather conditions:</text:p>
      <text:p text:style-name="P45"><text:placeholder text:placeholder-type="text">&lt;if test="wtr_comments"&gt;</text:placeholder></text:p>
      <text:p text:style-name="P39"><text:placeholder text:placeholder-type="text">&lt;wtr_comments&gt;</text:placeholder></text:p>
      <text:p text:style-name="P39"><text:placeholder text:placeholder-type="text">&lt;/if&gt;</text:placeholder></text:p>
      <text:p text:style-name="P42"/>
      <text:p text:style-name="P30">Technical equipment for sampling: </text:p>
      <text:p text:style-name="P65"><text:placeholder text:placeholder-type="text">&lt;if test="technical_team"&gt;</text:placeholder></text:p>
      <text:p text:style-name="P30"><text:span text:style-name="T3"><text:s text:c="3"/></text:span><text:span text:style-name="T3"><text:placeholder text:placeholder-type="text">&lt;technical_team&gt;</text:placeholder></text:span></text:p>
      <text:p text:style-name="P59"><text:placeholder text:placeholder-type="text">&lt;/if&gt;</text:placeholder></text:p>
      <text:p text:style-name="P18"/>
      <text:p text:style-name="P34">Type and number of samples taken:</text:p>
      <text:p text:style-name="P62"/>
      <text:p text:style-name="P58"><text:placeholder text:placeholder-type="text">&lt;if test="objects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37">Label</text:p>
            </table:table-cell>
            <table:table-cell table:style-name="Tabla2.A1" office:value-type="string">
              <text:p text:style-name="P11">Code</text:p>
            </table:table-cell>
            <table:table-cell table:style-name="Tabla2.C1" office:value-type="string">
              <text:p text:style-name="P12">Packages</text:p>
            </table:table-cell>
          </table:table-row>
        </table:table-header-rows>
        <table:table-row>
          <table:table-cell table:style-name="Tabla2.A2" table:number-columns-spanned="3" office:value-type="string">
            <text:p text:style-name="P3"><text:placeholder text:placeholder-type="text">&lt;for each="fraction in objects"&gt;</text:placeholder></text:p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7"><text:placeholder text:placeholder-type="text">&lt;fraction['label']&gt;</text:placeholder></text:p>
          </table:table-cell>
          <table:table-cell table:style-name="Tabla2.A3" office:value-type="string">
            <text:p text:style-name="P7"><text:placeholder text:placeholder-type="text">&lt;fraction['number']&gt;</text:placeholder></text:p>
          </table:table-cell>
          <table:table-cell table:style-name="Tabla2.C3" office:value-type="string">
            <text:p text:style-name="P7"><text:placeholder text:placeholder-type="text">&lt;fraction['packages']&gt;</text:placeholder></text:p>
          </table:table-cell>
        </table:table-row>
        <table:table-row>
          <table:table-cell table:style-name="Tabla2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8"><text:placeholder text:placeholder-type="text">&lt;/if&gt;</text:placeholder></text:p>
      <text:p text:style-name="P58"/>
      <text:p text:style-name="P31">Place and description of sampling points:</text:p>
      <text:p text:style-name="P31"/>
      <text:p text:style-name="P58"><text:placeholder text:placeholder-type="text">&lt;if test="object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38">Label</text:p>
            </table:table-cell>
            <table:table-cell table:style-name="Tabla3.A1" office:value-type="string">
              <text:p text:style-name="P14">Sampling point</text:p>
            </table:table-cell>
            <table:table-cell table:style-name="Tabla3.C1" office:value-type="string">
              <text:p text:style-name="P15">GPS Coordinates</text:p>
            </table:table-cell>
          </table:table-row>
        </table:table-header-rows>
        <table:table-row>
          <table:table-cell table:style-name="Tabla3.A2" table:number-columns-spanned="3" office:value-type="string">
            <text:p text:style-name="P5"><text:placeholder text:placeholder-type="text">&lt;for each="fraction in objects"&gt;</text:placeholder></text:p>
          </table:table-cell>
          <table:covered-table-cell/>
          <table:covered-table-cell/>
        </table:table-row>
        <text:soft-page-break/>
        <table:table-row>
          <table:table-cell table:style-name="Tabla3.A3" office:value-type="string">
            <text:p text:style-name="P8"><text:placeholder text:placeholder-type="text">&lt;fraction['label']&gt;</text:placeholder></text:p>
          </table:table-cell>
          <table:table-cell table:style-name="Tabla3.A3" office:value-type="string">
            <text:p text:style-name="P8"><text:placeholder text:placeholder-type="text">&lt;fraction['sampling_point']&gt;</text:placeholder></text:p>
          </table:table-cell>
          <table:table-cell table:style-name="Tabla3.C3" office:value-type="string">
            <text:p text:style-name="P9"><text:placeholder text:placeholder-type="text">&lt;fraction['gps_coordinates']&gt;</text:placeholder></text:p>
          </table:table-cell>
        </table:table-row>
        <table:table-row>
          <table:table-cell table:style-name="Tabla3.A2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58"><text:placeholder text:placeholder-type="text">&lt;/if&gt;</text:placeholder></text:p>
      <text:p text:style-name="P29"/>
      <text:p text:style-name="P29">Description of tasks performed at each point:</text:p>
      <text:p text:style-name="P48"/>
      <text:p text:style-name="P47"><text:placeholder text:placeholder-type="text">&lt;if test="project_comments"&gt;</text:placeholder></text:p>
      <text:p text:style-name="P40"><text:placeholder text:placeholder-type="text">&lt;for each="line in project_comments.split('\n')"&gt;</text:placeholder></text:p>
      <text:p text:style-name="P40"><text:placeholder text:placeholder-type="text">&lt;line&gt;</text:placeholder></text:p>
      <text:p text:style-name="P40"><text:placeholder text:placeholder-type="text">&lt;/for&gt;</text:placeholder></text:p>
      <text:p text:style-name="P41"><text:placeholder text:placeholder-type="text">&lt;/if&gt;</text:placeholder></text:p>
      <text:p text:style-name="P41"/>
      <text:p text:style-name="P41"/>
      <text:p text:style-name="P56">On-site measurements performed:</text:p>
      <text:p text:style-name="P56"/>
      <text:p text:style-name="P58"><text:placeholder text:placeholder-type="text">&lt;if test="objects"&gt;</text:placeholder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36">Label</text:p>
            </table:table-cell>
            <table:table-cell table:style-name="Tabla4.B1" office:value-type="string">
              <text:p text:style-name="P13">Results</text:p>
            </table:table-cell>
          </table:table-row>
        </table:table-header-rows>
        <table:table-row>
          <table:table-cell table:style-name="Tabla4.A2" table:number-columns-spanned="2" office:value-type="string">
            <text:p text:style-name="P4"><text:placeholder text:placeholder-type="text">&lt;for each="fraction in objects"&gt;</text:placeholder></text:p>
          </table:table-cell>
          <table:covered-table-cell/>
        </table:table-row>
        <table:table-row>
          <table:table-cell table:style-name="Tabla4.A3" office:value-type="string">
            <text:p text:style-name="P10"><text:placeholder text:placeholder-type="text">&lt;fraction['label']&gt;</text:placeholder></text:p>
          </table:table-cell>
          <table:table-cell table:style-name="Tabla4.B3" office:value-type="string">
            <text:p text:style-name="P43"><text:placeholder text:placeholder-type="text">&lt;for each="line in fraction['results']"&gt;</text:placeholder></text:p>
            <text:p text:style-name="P43"><text:placeholder text:placeholder-type="text">&lt;line&gt;</text:placeholder></text:p>
            <text:p text:style-name="P44"><text:placeholder text:placeholder-type="text">&lt;/for&gt;</text:placeholder></text:p>
          </table:table-cell>
        </table:table-row>
        <table:table-row>
          <table:table-cell table:style-name="Tabla4.A2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58"><text:placeholder text:placeholder-type="text">&lt;/if&gt;</text:placeholder></text:p>
      <text:p text:style-name="P32"/>
      <text:p text:style-name="P32">People present:</text:p>
      <text:p text:style-name="P32"/>
      <text:p text:style-name="P29">Comments:</text:p>
      <text:p text:style-name="P35"/>
      <table:table table:name="Tabla1" table:style-name="Tabla1">
        <table:table-column table:style-name="Tabla1.A"/>
        <table:table-row>
          <table:table-cell table:style-name="Tabla1.A1" office:value-type="string">
            <text:p text:style-name="P60"/>
          </table:table-cell>
        </table:table-row>
        <table:table-row>
          <table:table-cell office:value-type="string">
            <text:p text:style-name="P52"/>
          </table:table-cell>
        </table:table-row>
        <table:table-row>
          <table:table-cell table:style-name="Tabla1.A1" office:value-type="string">
            <text:p text:style-name="P52"/>
          </table:table-cell>
        </table:table-row>
        <table:table-row>
          <table:table-cell office:value-type="string">
            <text:p text:style-name="P52"/>
          </table:table-cell>
        </table:table-row>
      </table:table>
      <table:table table:name="signatures" table:style-name="signatures">
        <table:table-column table:style-name="signatures.A"/>
        <table:table-column table:style-name="signatures.B"/>
        <table:table-row>
          <table:table-cell table:style-name="signatures.A1" office:value-type="string">
            <text:p text:style-name="P49"/>
          </table:table-cell>
          <table:table-cell table:style-name="signatures.A1" office:value-type="string">
            <text:p text:style-name="P51"/>
          </table:table-cell>
        </table:table-row>
        <table:table-row table:style-name="signatures.2">
          <table:table-cell table:style-name="signatures.A2" office:value-type="string">
            <text:p text:style-name="P49"/>
          </table:table-cell>
          <table:table-cell table:style-name="signatures.A2" office:value-type="string">
            <text:p text:style-name="P50"/>
          </table:table-cell>
        </table:table-row>
        <table:table-row>
          <table:table-cell table:style-name="signatures.A1" office:value-type="string">
            <text:p text:style-name="P49"/>
          </table:table-cell>
          <table:table-cell table:style-name="signatures.A1" office:value-type="string">
            <text:p text:style-name="P50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19.001cm" table:align="margins"/>
    </style:style>
    <style:style style:name="Header.A" style:family="table-column">
      <style:table-column-properties style:column-width="6.334cm" style:rel-column-width="21845*"/>
    </style:style>
    <style:style style:name="Header.1" style:family="table-row">
      <style:table-row-properties style:min-row-height="1.63cm"/>
    </style:style>
    <style:style style:name="Header.C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"/>
    </style:style>
    <style:style style:name="MP2" style:family="paragraph" style:parent-style-name="Table_20_Contents">
      <style:paragraph-properties fo:text-align="end" style:justify-single-word="false"/>
      <style:text-properties style:font-name="Liberation Sans"/>
    </style:style>
    <style:style style:name="MP3" style:family="paragraph" style:parent-style-name="Header">
      <style:text-properties style:font-name="Liberation Sans"/>
    </style:style>
    <style:style style:name="MP4" style:family="paragraph" style:parent-style-name="Footer">
      <style:paragraph-properties fo:text-align="end" style:justify-single-word="false"/>
      <style:text-properties style:font-name="Liberation Sans" fo:font-size="9pt" officeooo:rsid="001cbd64" officeooo:paragraph-rsid="003114dd" style:font-size-asian="9pt" style:font-size-complex="9pt"/>
    </style:style>
    <style:style style:name="MT1" style:family="text">
      <style:text-properties officeooo:rsid="007b1f1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 table:number-columns-repeated="3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1"><draw:text-box fo:min-height="1.6cm"><text:p text:style-name="Frame_20_contents"/></draw:text-box></draw:frame></text:p>
            </table:table-cell>
            <table:table-cell office:value-type="string">
              <text:p text:style-name="MP1"/>
            </table:table-cell>
            <table:table-cell table:style-name="Header.C1" office:value-type="string">
              <text:p text:style-name="MP2"><text:span text:style-name="MT1">Water Sampling </text:span><text:placeholder text:placeholder-type="text">&lt;code&gt;</text:placeholder></text:p>
            </table:table-cell>
          </table:table-row>
        </table:table>
        <text:p text:style-name="MP3"/>
      </style:header>
      <style:footer>
        <text:p text:style-name="MP4">Page: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12:34.745782454</meta:creation-date>
    <meta:editing-duration>P0D</meta:editing-duration>
    <meta:editing-cycles>1</meta:editing-cycles>
    <meta:generator>LibreOffice/5.4.1.2.0$Linux_X86_64 LibreOffice_project/40m0$Build-2</meta:generator>
    <meta:document-statistic meta:table-count="6" meta:image-count="0" meta:object-count="0" meta:page-count="2" meta:paragraph-count="72" meta:word-count="145" meta:character-count="1407" meta:non-whitespace-character-count="1327"/>
    <meta:user-defined meta:name="Info 1"/>
    <meta:user-defined meta:name="Info 2"/>
    <meta:user-defined meta:name="Info 3"/>
    <meta:user-defined meta:name="Info 4"/>
  </office:meta>
</office:document-meta>
</file>